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bold" officeooo:rsid="002ed630" officeooo:paragraph-rsid="002ed630" style:font-weight-asian="bold" style:font-weight-complex="bold"/>
    </style:style>
    <style:style style:name="P6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7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10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1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2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3" style:family="paragraph" style:parent-style-name="Standard">
      <style:text-properties officeooo:paragraph-rsid="001d1716"/>
    </style:style>
    <style:style style:name="P14" style:family="paragraph" style:parent-style-name="Standard">
      <style:text-properties officeooo:paragraph-rsid="0028cec8"/>
    </style:style>
    <style:style style:name="P15" style:family="paragraph" style:parent-style-name="Standard">
      <style:text-properties officeooo:rsid="0029cb17" officeooo:paragraph-rsid="0029cb17"/>
    </style:style>
    <style:style style:name="P16" style:family="paragraph" style:parent-style-name="Standard">
      <style:text-properties officeooo:paragraph-rsid="002dc277"/>
    </style:style>
    <style:style style:name="P17" style:family="paragraph" style:parent-style-name="Standard">
      <style:text-properties officeooo:rsid="00321474" officeooo:paragraph-rsid="00321474"/>
    </style:style>
    <style:style style:name="P18" style:family="paragraph" style:parent-style-name="Standard">
      <style:text-properties officeooo:rsid="00321474" officeooo:paragraph-rsid="0037ec8c"/>
    </style:style>
    <style:style style:name="P19" style:family="paragraph" style:parent-style-name="Standard">
      <style:text-properties officeooo:paragraph-rsid="0037ec8c"/>
    </style:style>
    <style:style style:name="P20" style:family="paragraph" style:parent-style-name="Standard">
      <style:text-properties officeooo:paragraph-rsid="00445805"/>
    </style:style>
    <style:style style:name="P21" style:family="paragraph" style:parent-style-name="Standard">
      <style:text-properties officeooo:paragraph-rsid="0045b05f"/>
    </style:style>
    <style:style style:name="P22" style:family="paragraph" style:parent-style-name="Standard">
      <style:text-properties fo:font-weight="normal" officeooo:rsid="0025c439" officeooo:paragraph-rsid="0028cec8" style:font-weight-asian="normal" style:font-weight-complex="normal"/>
    </style:style>
    <style:style style:name="P23" style:family="paragraph" style:parent-style-name="Standard">
      <style:text-properties fo:font-weight="normal" officeooo:rsid="0028cec8" officeooo:paragraph-rsid="0028cec8" style:font-weight-asian="normal" style:font-weight-complex="normal"/>
    </style:style>
    <style:style style:name="P24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25" style:family="paragraph" style:parent-style-name="Standard">
      <style:text-properties fo:font-weight="normal" officeooo:rsid="002e5497" officeooo:paragraph-rsid="002dc277" style:font-weight-asian="normal" style:font-weight-complex="normal"/>
    </style:style>
    <style:style style:name="P26" style:family="paragraph" style:parent-style-name="Standard">
      <style:text-properties fo:font-weight="normal" officeooo:rsid="00321474" officeooo:paragraph-rsid="00321474" style:font-weight-asian="normal" style:font-weight-complex="normal"/>
    </style:style>
    <style:style style:name="P27" style:family="paragraph" style:parent-style-name="Standard">
      <style:text-properties fo:font-weight="normal" officeooo:rsid="003401ce" officeooo:paragraph-rsid="0037ec8c" style:font-weight-asian="normal" style:font-weight-complex="normal"/>
    </style:style>
    <style:style style:name="P28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29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30" style:family="paragraph" style:parent-style-name="Standard">
      <style:text-properties officeooo:paragraph-rsid="004f43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fo:font-weight="normal" officeooo:rsid="004c3086" style:font-weight-asian="normal" style:font-weight-complex="normal"/>
    </style:style>
    <style:style style:name="T36" style:family="text">
      <style:text-properties fo:font-weight="normal" officeooo:rsid="004d8696" style:font-weight-asian="normal" style:font-weight-complex="normal"/>
    </style:style>
    <style:style style:name="T37" style:family="text">
      <style:text-properties fo:font-weight="normal" officeooo:rsid="0050a988" style:font-weight-asian="normal" style:font-weight-complex="normal"/>
    </style:style>
    <style:style style:name="T38" style:family="text">
      <style:text-properties fo:font-weight="normal" officeooo:rsid="0052646d" style:font-weight-asian="normal" style:font-weight-complex="normal"/>
    </style:style>
    <style:style style:name="T39" style:family="text">
      <style:text-properties officeooo:rsid="0041b6ea"/>
    </style:style>
    <style:style style:name="T40" style:family="text">
      <style:text-properties officeooo:rsid="004d8696"/>
    </style:style>
    <style:style style:name="T41" style:family="text">
      <style:text-properties officeooo:rsid="0050a988"/>
    </style:style>
    <style:style style:name="T42" style:family="text">
      <style:text-properties officeooo:rsid="0052646d"/>
    </style:style>
    <style:style style:name="T43" style:family="text">
      <style:text-properties officeooo:rsid="00529292"/>
    </style:style>
    <style:style style:name="T44" style:family="text">
      <style:text-properties officeooo:rsid="00536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14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22"/>
      <text:p text:style-name="P14"><text:span text:style-name="T11">Recognising this, </text:span><text:span text:style-name="T12">I wrote a Python script to extract only the thread title and id number</text:span></text:p>
      <text:p text:style-name="P23"/>
      <text:p text:style-name="P15"><text:span text:style-name="T12">T</text:span><text:span text:style-name="T1">his dramatically reduces the amount of time required for analysis.</text:span></text:p>
      <text:p text:style-name="P7"/>
      <text:p text:style-name="P13"><text:span text:style-name="T4">T</text:span><text:span text:style-name="T2">he market listing</text:span><text:span text:style-name="T3">s did not require any such preparation.</text:span></text:p>
      <text:p text:style-name="P24"/>
      <text:p text:style-name="P3">Classification</text:p>
      <text:p text:style-name="P3"/>
      <text:p text:style-name="P4"><text:span text:style-name="T43">1. </text:span>Market Listings</text:p>
      <text:p text:style-name="P16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25"/>
      <text:p text:style-name="P17"><text:span text:style-name="T1">Manual checking of the automatically categorised items </text:span><text:span text:style-name="T28">supported the validation analysis and found the </text:span></text:p>
      <text:p text:style-name="P26"/>
      <text:p text:style-name="P18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27"/>
      <text:p text:style-name="P19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27"/>
      <text:p text:style-name="P19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28"/>
      <text:p text:style-name="P9">The largest category by quite some margin was ‘eBooks – Technical’ <text:span text:style-name="T39">followed by ‘Carding’ then ‘Cashing Out’. </text:span></text:p>
      <text:p text:style-name="P9"/>
      <text:p text:style-name="P20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21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8"/>
      <text:p text:style-name="P10">May partially be explained by the high cost of purchasing these textbooks legally.</text:p>
      <text:p text:style-name="P11">Demonstrates there is a desire to learn technical skills</text:p>
      <text:p text:style-name="P11"/>
      <text:p text:style-name="P12">It is worth noting that a significant portion of these listings were uploaded by a single user (‘pckabml’)</text:p>
      <text:p text:style-name="P29"/>
      <text:p text:style-name="P28"/>
      <text:p text:style-name="P5"><text:span text:style-name="T44">2. </text:span>Forum Thread Titles</text:p>
      <text:p text:style-name="P30"><text:span text:style-name="T13">A total of </text:span><text:span text:style-name="T38">8575</text:span><text:span text:style-name="T13"> </text:span><text:span text:style-name="T35">thread titles</text:span><text:span text:style-name="T13"> were categorised, </text:span><text:span text:style-name="T15">of which </text:span><text:span text:style-name="T36">2487</text:span><text:span text:style-name="T15"> were manually categorised and </text:span><text:span text:style-name="T37">6088</text:span><text:span text:style-name="T16"> were </text:span><text:span text:style-name="T17">automatically</text:span><text:span text:style-name="T16"> categorised by the classifier.</text:span></text:p>
      <text:p text:style-name="P4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4T20:21:50.833997797</dc:date>
    <meta:editing-duration>PT5H47M25S</meta:editing-duration>
    <meta:editing-cycles>50</meta:editing-cycles>
    <meta:document-statistic meta:table-count="0" meta:image-count="0" meta:object-count="0" meta:page-count="1" meta:paragraph-count="20" meta:word-count="316" meta:character-count="2076" meta:non-whitespace-character-count="1771"/>
  </office:meta>
</office:document-meta>
</file>